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deContainer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deContainerPage.settingsPathUpdat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deContainerPage.createMainTab( Composit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IvydeContainerPage.createRetrieveTab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vydeContainerPage.widgetSelected( SelectionEvent e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deContainerPage.updateFieldsStatus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deContainerPage.updateFieldsStatusAdvan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deContainerPage.checkIvyXml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deContainerPage.initialize( IJavaProject p , IClasspathEntry [ ] current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ContainerPage.setSelection( IClasspath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deContainerPage.loadFromConf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vydeContainerPage.fini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vydeContainerPage.settingsUpd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deContainerPage.updateFieldsStatus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deContainerPage.checkComp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deContainerPage.get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ContainerPage.IvydeContainer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ContainerPage.ivyXmlPathUpdat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deContainerPage.widgetSelected( 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deContainerPage.createAdvancedTab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